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5797" calcext:value-type="float">
            <text:p>105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4884" calcext:value-type="float">
            <text:p>174884</text:p>
          </table:table-cell>
          <table:table-cell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number-columns-repeated="12"/>
        </table:table-row>
        <table:table-row table:style-name="ro1" table:number-rows-repeated="104668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2:08:49.704901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3T12:14:12.177939874</dc:date>
    <dc:creator>Jesus Castagnetto</dc:creator>
    <meta:editing-duration>PT20H16M59S</meta:editing-duration>
    <meta:editing-cycles>156</meta:editing-cycles>
    <meta:generator>LibreOffice/6.4.3.2$Linux_X86_64 LibreOffice_project/40$Build-2</meta:generator>
    <meta:document-statistic meta:table-count="1" meta:cell-count="14225" meta:object-count="0"/>
  </office:meta>
</office:document-meta>
</file>